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3cm" fo:min-width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3cm" fo:min-width="0.3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3cm" fo:min-width="0.38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3cm" fo:min-width="0.38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.38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428cm" svg:height="1.507cm" svg:x="4.596cm" svg:y="3.159cm">
          <text:p text:style-name="P1">v0 = 0</text:p>
          <text:p text:style-name="P1">v1 = 1</text:p>
          <text:p text:style-name="P1">v2 = ye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3.418cm" svg:height="2.063cm" svg:x="4.101cm" svg:y="5.46cm">
          <text:p text:style-name="P2">v2 % 4 == 0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2" xml:id="id2" draw:id="id2" draw:layer="layout" svg:width="3.418cm" svg:height="1.667cm" svg:x="4.101cm" svg:y="18.526cm">
          <text:p text:style-name="P2">v0 != v1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2" xml:id="id4" draw:id="id4" draw:layer="layout" svg:width="3.87cm" svg:height="1.905cm" svg:x="13.996cm" svg:y="10.223cm">
          <text:p text:style-name="P2">v2 % 400 != 0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2" xml:id="id3" draw:id="id3" draw:layer="layout" svg:width="3.96cm" svg:height="1.904cm" svg:x="9.419cm" svg:y="7.24cm">
          <text:p text:style-name="P2">v2 % 100 == 0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" draw:text-style-name="P2" draw:layer="layout" svg:x1="5.81cm" svg:y1="7.523cm" svg:x2="5.81cm" svg:y2="18.526cm" draw:start-shape="id1" draw:start-glue-point="6" draw:end-shape="id2" draw:end-glue-point="0" svg:d="m5810 7523v11003" svg:viewBox="0 0 1 11004">
          <text:p/>
        </draw:connector>
        <draw:connector draw:style-name="gr2" draw:text-style-name="P2" draw:layer="layout" svg:x1="7.519cm" svg:y1="6.492cm" svg:x2="11.399cm" svg:y2="7.24cm" draw:start-shape="id1" draw:start-glue-point="7" draw:end-shape="id3" draw:end-glue-point="4" svg:d="m7519 6492h3880v748" svg:viewBox="0 0 3881 749">
          <text:p/>
        </draw:connector>
        <draw:connector draw:style-name="gr2" draw:text-style-name="P2" draw:layer="layout" svg:x1="13.379cm" svg:y1="8.192cm" svg:x2="15.931cm" svg:y2="10.223cm" draw:start-shape="id3" draw:start-glue-point="7" draw:end-shape="id4" draw:end-glue-point="4" svg:d="m13379 8192h2552v2031" svg:viewBox="0 0 2553 2032">
          <text:p/>
        </draw:connector>
        <draw:custom-shape draw:style-name="gr1" draw:text-style-name="P2" xml:id="id5" draw:id="id5" draw:layer="layout" svg:width="2.789cm" svg:height="0.556cm" svg:x="10.005cm" svg:y="10.652cm">
          <text:p text:style-name="P2">v0 = v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2.592cm" svg:height="0.555cm" svg:x="14.635cm" svg:y="14.391cm">
          <text:p text:style-name="P2">v0 = v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1.399cm" svg:y1="9.144cm" svg:x2="11.399cm" svg:y2="10.652cm" draw:start-shape="id3" draw:start-glue-point="6" draw:end-shape="id5" draw:end-glue-point="0" svg:d="m11399 9144v1508" svg:viewBox="0 0 1 1509">
          <text:p/>
        </draw:connector>
        <draw:connector draw:style-name="gr2" draw:text-style-name="P2" draw:layer="layout" svg:x1="15.931cm" svg:y1="12.128cm" svg:x2="15.931cm" svg:y2="14.391cm" draw:start-shape="id4" draw:start-glue-point="6" draw:end-shape="id6" draw:end-glue-point="0" svg:d="m15931 12128v2263" svg:viewBox="0 0 1 2264">
          <text:p/>
        </draw:connector>
        <draw:connector draw:style-name="gr2" draw:text-style-name="P2" draw:layer="layout" draw:line-skew="-1.487cm" svg:x1="11.399cm" svg:y1="11.208cm" svg:x2="5.81cm" svg:y2="18.526cm" draw:start-shape="id5" draw:start-glue-point="2" draw:end-shape="id2" draw:end-glue-point="4" svg:d="m11399 11208v2172h-5589v5146" svg:viewBox="0 0 5590 7319">
          <text:p/>
        </draw:connector>
        <draw:connector draw:style-name="gr2" draw:text-style-name="P2" draw:layer="layout" draw:line-skew="-0.876cm" svg:x1="15.931cm" svg:y1="14.946cm" svg:x2="5.81cm" svg:y2="18.526cm" draw:start-shape="id6" draw:start-glue-point="2" draw:end-shape="id2" svg:d="m15931 14946v913h-10121v2667" svg:viewBox="0 0 10122 3581">
          <text:p/>
        </draw:connector>
        <draw:connector draw:style-name="gr2" draw:text-style-name="P2" draw:layer="layout" draw:line-skew="0.666cm 1.89cm" svg:x1="17.866cm" svg:y1="11.176cm" svg:x2="5.81cm" svg:y2="18.526cm" draw:start-shape="id4" draw:start-glue-point="7" draw:end-shape="id2" draw:end-glue-point="4" svg:d="m17866 11176h1168v6041h-13224v1309" svg:viewBox="0 0 13225 7351">
          <text:p/>
        </draw:connector>
        <draw:connector draw:style-name="gr2" draw:text-style-name="P2" draw:layer="layout" svg:x1="5.81cm" svg:y1="4.666cm" svg:x2="5.81cm" svg:y2="5.46cm" draw:start-shape="id7" draw:start-glue-point="2" draw:end-shape="id1" draw:end-glue-point="4" svg:d="m5810 4666v794" svg:viewBox="0 0 1 795">
          <text:p/>
        </draw:connector>
        <draw:custom-shape draw:style-name="gr1" draw:text-style-name="P2" xml:id="id8" draw:id="id8" draw:layer="controls" svg:width="8.096cm" svg:height="1.132cm" svg:x="1.762cm" svg:y="21.954cm">
          <text:p text:style-name="P2">print “ v2 is common year.”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9" draw:id="id9" draw:layer="controls" svg:width="8.096cm" svg:height="1.131cm" svg:x="10.176cm" svg:y="21.828cm">
          <text:p text:style-name="P2">print “ v2 is leap year.”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controls" svg:x1="5.81cm" svg:y1="20.193cm" svg:x2="5.81cm" svg:y2="21.954cm" draw:start-shape="id2" draw:start-glue-point="6" draw:end-shape="id8" draw:end-glue-point="5" svg:d="m5810 20193v1761" svg:viewBox="0 0 1 1762">
          <text:p/>
        </draw:connector>
        <draw:connector draw:style-name="gr2" draw:text-style-name="P2" draw:layer="controls" svg:x1="7.519cm" svg:y1="19.36cm" svg:x2="14.224cm" svg:y2="21.828cm" draw:start-shape="id2" draw:start-glue-point="7" draw:end-shape="id9" draw:end-glue-point="5" svg:d="m7519 19360h6705v2468" svg:viewBox="0 0 6706 2469">
          <text:p/>
        </draw:connector>
        <draw:custom-shape draw:style-name="gr1" draw:text-style-name="P3" xml:id="id10" draw:id="id10" draw:layer="controls" svg:width="3.429cm" svg:height="1.524cm" svg:x="4.096cm" svg:y="25.124cm">
          <text:p text:style-name="P3">return voi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controls" svg:x1="5.81cm" svg:y1="23.086cm" svg:x2="5.81cm" svg:y2="25.124cm" draw:start-shape="id8" draw:start-glue-point="8" draw:end-shape="id10" draw:end-glue-point="0" svg:d="m5810 23086v2038" svg:viewBox="0 0 1 2039">
          <text:p/>
        </draw:connector>
        <draw:connector draw:style-name="gr2" draw:text-style-name="P3" draw:layer="controls" svg:x1="14.224cm" svg:y1="22.959cm" svg:x2="5.81cm" svg:y2="25.124cm" draw:start-shape="id9" draw:start-glue-point="8" draw:end-shape="id10" draw:end-glue-point="0" svg:d="m14224 22959v1083h-8414v1082" svg:viewBox="0 0 8415 2166">
          <text:p/>
        </draw:connector>
        <draw:frame draw:style-name="gr3" draw:layer="controls" svg:width="0.925cm" svg:height="0.962cm" svg:x="8.076cm" svg:y="6.134cm">
          <draw:text-box>
            <text:p>Y</text:p>
          </draw:text-box>
        </draw:frame>
        <draw:frame draw:style-name="gr3" draw:layer="controls" svg:width="0.925cm" svg:height="0.962cm" svg:x="14.589cm" svg:y="7.711cm">
          <draw:text-box>
            <text:p>Y</text:p>
          </draw:text-box>
        </draw:frame>
        <draw:frame draw:style-name="gr4" draw:layer="controls" svg:width="0.925cm" svg:height="0.962cm" svg:x="17.891cm" svg:y="10.694cm">
          <draw:text-box>
            <text:p>Y</text:p>
          </draw:text-box>
        </draw:frame>
        <draw:frame draw:style-name="gr5" draw:layer="controls" svg:width="0.959cm" svg:height="0.962cm" svg:x="15.452cm" svg:y="12.484cm">
          <draw:text-box>
            <text:p>N</text:p>
          </draw:text-box>
        </draw:frame>
        <draw:frame draw:style-name="gr6" draw:layer="controls" svg:width="0.959cm" svg:height="0.962cm" svg:x="10.92cm" svg:y="9.195cm">
          <draw:text-box>
            <text:p>N</text:p>
          </draw:text-box>
        </draw:frame>
        <draw:frame draw:style-name="gr7" draw:layer="controls" svg:width="0.959cm" svg:height="1.143cm" svg:x="5.331cm" svg:y="8.112cm">
          <draw:text-box>
            <text:p>N</text:p>
          </draw:text-box>
        </draw:frame>
        <draw:frame draw:style-name="gr6" draw:layer="controls" svg:width="0.959cm" svg:height="0.962cm" svg:x="5.331cm" svg:y="20.177cm">
          <draw:text-box>
            <text:p>N</text:p>
          </draw:text-box>
        </draw:frame>
        <draw:frame draw:style-name="gr3" draw:layer="controls" svg:width="0.925cm" svg:height="0.962cm" svg:x="7.731cm" svg:y="18.878cm">
          <draw:text-box>
            <text:p>Y</text:p>
          </draw:text-box>
        </draw:frame>
        <draw:frame draw:style-name="gr8" draw:layer="controls" svg:width="9.735cm" svg:height="0.962cm" svg:x="9.763cm" svg:y="2.143cm">
          <draw:text-box draw:corner-radius="0.127cm">
            <text:p>s2-2: Check if a year is leap yea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>
        <svg:title>check if a year is leap year</svg:title>
      </draw:layer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per Li</meta:initial-creator>
    <meta:creation-date>2014-04-10T11:28:32</meta:creation-date>
    <dc:date>2014-04-10T12:10:20</dc:date>
    <dc:creator>Jasper Li</dc:creator>
    <meta:editing-duration>PT10M15S</meta:editing-duration>
    <meta:editing-cycles>2</meta:editing-cycles>
    <meta:generator>LibreOffice/3.5$Linux_X86_64 LibreOffice_project/350m1$Build-2</meta:generator>
    <meta:document-statistic meta:object-count="32"/>
  </office:meta>
</office:document-meta>
</file>